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169.85pt"/>
    </style:style>
    <style:style style:name="co4" style:family="table-column">
      <style:table-column-properties fo:break-before="auto" style:column-width="117.44pt"/>
    </style:style>
    <style:style style:name="co5" style:family="table-column">
      <style:table-column-properties fo:break-before="auto" style:column-width="157.95pt"/>
    </style:style>
    <style:style style:name="co6" style:family="table-column">
      <style:table-column-properties fo:break-before="auto" style:column-width="233.35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139.66pt"/>
    </style:style>
    <style:style style:name="co9" style:family="table-column">
      <style:table-column-properties fo:break-before="auto" style:column-width="126.14pt"/>
    </style:style>
    <style:style style:name="co10" style:family="table-column">
      <style:table-column-properties fo:break-before="auto" style:column-width="111.09pt"/>
    </style:style>
    <style:style style:name="co11" style:family="table-column">
      <style:table-column-properties fo:break-before="auto" style:column-width="292.85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134.11pt"/>
    </style:style>
    <style:style style:name="co14" style:family="table-column">
      <style:table-column-properties fo:break-before="auto" style:column-width="126.99pt"/>
    </style:style>
    <style:style style:name="co15" style:family="table-column">
      <style:table-column-properties fo:break-before="auto" style:column-width="129.4pt"/>
    </style:style>
    <style:style style:name="co16" style:family="table-column">
      <style:table-column-properties fo:break-before="auto" style:column-width="101.59pt"/>
    </style:style>
    <style:style style:name="co17" style:family="table-column">
      <style:table-column-properties fo:break-before="auto" style:column-width="296.84pt"/>
    </style:style>
    <style:style style:name="co18" style:family="table-column">
      <style:table-column-properties fo:break-before="auto" style:column-width="144.45pt"/>
    </style:style>
    <style:style style:name="co19" style:family="table-column">
      <style:table-column-properties fo:break-before="auto" style:column-width="146.86pt"/>
    </style:style>
    <style:style style:name="co20" style:family="table-column">
      <style:table-column-properties fo:break-before="auto" style:column-width="69.85pt"/>
    </style:style>
    <style:style style:name="co21" style:family="table-column">
      <style:table-column-properties fo:break-before="auto" style:column-width="306.34pt"/>
    </style:style>
    <style:style style:name="co22" style:family="table-column">
      <style:table-column-properties fo:break-before="auto" style:column-width="246.84pt"/>
    </style:style>
    <style:style style:name="co23" style:family="table-column">
      <style:table-column-properties fo:break-before="auto" style:column-width="125.4pt"/>
    </style:style>
    <style:style style:name="co24" style:family="table-column">
      <style:table-column-properties fo:break-before="auto" style:column-width="104.8pt"/>
    </style:style>
    <style:style style:name="co25" style:family="table-column">
      <style:table-column-properties fo:break-before="auto" style:column-width="377.8pt"/>
    </style:style>
    <style:style style:name="co26" style:family="table-column">
      <style:table-column-properties fo:break-before="auto" style:column-width="237.29pt"/>
    </style:style>
    <style:style style:name="co27" style:family="table-column">
      <style:table-column-properties fo:break-before="auto" style:column-width="134.96pt"/>
    </style:style>
    <style:style style:name="co28" style:family="table-column">
      <style:table-column-properties fo:break-before="auto" style:column-width="353.2pt"/>
    </style:style>
    <style:style style:name="co29" style:family="table-column">
      <style:table-column-properties fo:break-before="auto" style:column-width="243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dent_20_name">
      <style:table-properties table:display="true" style:writing-mode="lr-tb"/>
    </style:style>
    <style:style style:name="ta2" style:family="table" style:master-page-name="PageStyle_5f_Sheet3">
      <style:table-properties table:display="false" style:writing-mode="lr-tb"/>
    </style:style>
    <style:style style:name="ta3" style:family="table" style:master-page-name="PageStyle_5f_Python">
      <style:table-properties table:display="true" style:writing-mode="lr-tb"/>
    </style:style>
    <style:style style:name="ta4" style:family="table" style:master-page-name="PageStyle_5f_C">
      <style:table-properties table:display="true" style:writing-mode="lr-tb"/>
    </style:style>
    <style:style style:name="ta5" style:family="table" style:master-page-name="PageStyle_5f_C_2b__2b_">
      <style:table-properties table:display="true" style:writing-mode="lr-tb"/>
    </style:style>
    <style:style style:name="ta6" style:family="table" style:master-page-name="PageStyle_5f_Data_20_Structure">
      <style:table-properties table:display="true" style:writing-mode="lr-tb"/>
    </style:style>
    <style:style style:name="ta7" style:family="table" style:master-page-name="PageStyle_5f_Jav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ent n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Kruthik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Python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andeep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Nityush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C++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Bharath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Data Structure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Manoj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Manivarm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Python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handana</text:p>
          </table:table-cell>
          <table:table-cell table:style-name="ce2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Satvik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Python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Roopik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Data Structure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Ruchith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C++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Sushm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Java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Sainath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C++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Yaswanth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Azar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Data Structure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Priyanka</text:p>
          </table:table-cell>
          <table:table-cell table:style-name="ce4" office:value-type="string" calcext:value-type="string">
            <text:p>abc@gmail.com</text:p>
          </table:table-cell>
          <table:table-cell table:style-name="ce4" office:value-type="float" office:value="3215432" calcext:value-type="float">
            <text:p>3215432</text:p>
          </table:table-cell>
          <table:table-cell table:style-name="ce2" office:value-type="string" calcext:value-type="string">
            <text:p><text:s/>C</text:p>
          </table:table-cell>
          <table:table-cell table:style-name="ce4" office:value-type="string" calcext:value-type="string">
            <text:p>Thank you for registering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2"/>
          <table:table-cell table:style-name="ce3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ction in Detail:</text:p>
          </table:table-cell>
          <table:table-cell table:style-name="ce3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tudents will be sent a sms and an email by us regarding this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By: AKULA RUCHITH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Number: 950534091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Email:ruchithaakula0@gmail.com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ython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1">
          <table:table-cell table:style-name="ce3" office:value-type="string" calcext:value-type="string">
            <text:p><text:s text:c="67"/>Framework for Students who enrolled for Python at Unschool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6" table:number-columns-spanned="6" table:number-rows-spanned="1"/>
          <table:covered-table-cell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aymen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ction 2</text:p>
          </table:table-cell>
          <table:table-cell table:style-name="ce2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2" office:value-type="string" calcext:value-type="string">
            <text:p>Kruthik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 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style-name="ce2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2" office:value-type="string" calcext:value-type="string">
            <text:p>Manivarm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t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style-name="ce2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2" office:value-type="string" calcext:value-type="string">
            <text:p>Satvik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 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style-name="ce2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13" table:number-columns-repeated="2"/>
          <table:table-cell table:style-name="ce3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2" table:number-rows-spanned="1">
            <text:p>Action 1 when payment is made:</text:p>
          </table:table-cell>
          <table:covered-table-cell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An email and sms will be sent to the user regarding the acess code and thanking the user to purchase this course from u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Action 1 when payment is not comeplete in detail:</text:p>
          </table:table-cell>
          <table:covered-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Reminder will be sent to complete payment via sms and email for 4 weeks then it will be assumed that the person is not interested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Action 2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Information regarding new course will be send through an personalised email and sms regularl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/>Personalised E mail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Email will be sent to the person reffering to his name and making it look personalised.</text:p>
          </table:table-cell>
          <table:table-cell table:style-name="ce10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2">
          <table:table-cell table:style-name="ce2" table:number-columns-repeated="5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1" office:value-type="string" calcext:value-type="string">
            <text:p><text:a xlink:href="http://sr.no" xlink:type="simple">SR.NO</text:a>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5"/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aymen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ction 2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Sandeep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aswanth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iyank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t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2" table:number-rows-spanned="1">
            <text:p>Action 1 when payment is made:</text:p>
          </table:table-cell>
          <table:covered-table-cell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An email and sms will be sent to the user regarding the acess code and thanking the user to purchase this course from u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Action 1 when payment is not comeplete in detail:</text:p>
          </table:table-cell>
          <table:covered-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Reminder will be sent to complete payment via sms and email for 4 weeks then it will be assumed that the person is not interested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Action 2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Information regarding new course will be send through an personalised email and sms regularl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/>Personalised E mail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Email will be sent to the person reffering to his name and making it look personalised.</text:p>
          </table:table-cell>
          <table:table-cell table:style-name="ce10" table:number-columns-repeated="2"/>
          <table:table-cell table:style-name="ce2" table:number-columns-repeated="2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++" table:style-name="ta5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5"/>
          <table:table-cell table:style-name="ce3" office:value-type="string" calcext:value-type="string">
            <text:p>Framework for Students who enrolled for C++ at Unschool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aymen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ction 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thyush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uchitha</text:p>
          </table:table-cell>
          <table:table-cell table:style-name="ce4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y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inath</text:p>
          </table:table-cell>
          <table:table-cell table:style-name="ce4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yt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2" table:number-rows-spanned="1">
            <text:p>Action 1 when payment is made:</text:p>
          </table:table-cell>
          <table:covered-table-cell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An email and sms will be sent to the user regarding the acess code and thanking the user to purchase this course from u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Action 1 when payment is not comeplete in detail:</text:p>
          </table:table-cell>
          <table:covered-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Reminder will be sent to complete payment via sms and email for 4 weeks then it will be assumed that the person is not interested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Action 2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Information regarding new course will be send through an personalised email and sms regularl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/>Personalised E mail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Email will be sent to the person reffering to his name and making it look personalised.</text:p>
          </table:table-cell>
          <table:table-cell table:style-name="ce10" table:number-columns-repeated="2"/>
          <table:table-cell table:style-name="ce2" table:number-columns-repeated="2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Structure" table:style-name="ta6"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Framework for Students eho enrolled for Data Structure at Unschool</text:p>
          </table:table-cell>
          <table:table-cell table:style-name="ce17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aymen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ction 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harath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t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Roopik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t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zar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2" table:number-rows-spanned="1">
            <text:p>Action 1 when payment is made:</text:p>
          </table:table-cell>
          <table:covered-table-cell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An email and sms will be sent to the user regarding the acess code and thanking the user to purchase this course from u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Action 1 when payment is not comeplete in detail:</text:p>
          </table:table-cell>
          <table:covered-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Reminder will be sent to complete payment via sms and email for 4 weeks then it will be assumed that the person is not interested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Action 2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Information regarding new course will be send through an personalised email and sms regularl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/>Personalised E mail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Email will be sent to the person reffering to his name and making it look personalised.</text:p>
          </table:table-cell>
          <table:table-cell table:style-name="ce10" table:number-columns-repeated="2"/>
          <table:table-cell table:style-name="ce2" table:number-columns-repeated="2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" table:style-name="ta7">
        <table:table-column table:style-name="co7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Framework for students who enrolled for Java atb Unschool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ayment</text:p>
          </table:table-cell>
          <table:table-cell table:style-name="ce3" office:value-type="string" calcext:value-type="string">
            <text:p>A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oj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dan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Not yet</text:p>
          </table:table-cell>
          <table:table-cell table:style-name="ce13" office:value-type="string" calcext:value-type="string">
            <text:p>Send Email after every week to remind them to pay </text:p>
          </table:table-cell>
          <table:table-cell table:style-name="ce12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shma</text:p>
          </table:table-cell>
          <table:table-cell table:style-name="ce2" office:value-type="string" calcext:value-type="string">
            <text:p>abc@gmail.com</text:p>
          </table:table-cell>
          <table:table-cell table:style-name="ce5" office:value-type="float" office:value="3215432" calcext:value-type="float">
            <text:p>3215432</text:p>
          </table:table-cell>
          <table:table-cell table:style-name="ce2" office:value-type="string" calcext:value-type="string">
            <text:p>Done</text:p>
          </table:table-cell>
          <table:table-cell table:style-name="ce12" office:value-type="string" calcext:value-type="string">
            <text:p>Send Acess code along with discount coupon on other courses</text:p>
          </table:table-cell>
          <table:table-cell table:style-name="ce14" office:value-type="string" calcext:value-type="string">
            <text:p>Information on new courses every month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2" table:number-rows-spanned="1">
            <text:p>Action 1 when payment is made:</text:p>
          </table:table-cell>
          <table:covered-table-cell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An email and sms will be sent to the user regarding the acess code and thanking the user to purchase this course from u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3" table:number-rows-spanned="1">
            <text:p>Action 1 when payment is not comeplete in detail:</text:p>
          </table:table-cell>
          <table:covered-table-cell table:number-columns-repeated="2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Reminder will be sent to complete payment via sms and email for 4 weeks then it will be assumed that the person is not interested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Action 2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Information regarding new course will be send through an personalised email and sms regularly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/>Personalised Email in Detail: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Email will be sent to the person reffering to his name and making it look personalised.</text:p>
          </table:table-cell>
          <table:table-cell table:style-name="ce10" table:number-columns-repeated="2"/>
          <table:table-cell table:style-name="ce2" table:number-columns-repeated="2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ent_20_name" style:display-name="PageStyle_Student 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ython" style:display-name="PageStyle_Pyth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b__2b_" style:display-name="PageStyle_C++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tructure" style:display-name="PageStyle_Data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" style:display-name="PageStyle_Jav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60" meta:object-count="0"/>
    <meta:generator>LibreOfficeDev/6.0.5.2$Linux_X86_64 LibreOffice_project/</meta:generator>
  </office:meta>
</office:document-meta>
</file>